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" style:family="table-cell" style:parent-style-name="Default" style:data-style-name="N30">
      <style:table-cell-properties fo:border-top="none" fo:border-bottom="none" fo:border-left="thin solid #000000" fo:border-right="none" fo:background-color="#F2F2F2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fo:background-color="#F2F2F2"/>
    </style:style>
    <style:style style:name="ce6" style:family="table-cell" style:parent-style-name="Default" style:data-style-name="N30">
      <style:table-cell-properties fo:border-top="none" fo:border-bottom="thin solid #000000" fo:border-left="thin solid #000000" fo:border-right="none" fo:background-color="#F2F2F2"/>
      <style:text-properties fo:color="#FF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F2F2"/>
      <style:text-properties fo:color="#FF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fo:background-color="#F2F2F2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fo:color="#FF0000"/>
    </style:style>
    <style:style style:name="ce11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start" fo:margin-left="0cm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1.21708333333333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2.56645833333333cm" style:use-optimal-column-width="true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1" table:style-name="ce12">
            <text:p>Timebase (config. word 7)</text:p>
          </table:table-cell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style-name="ce2">
            <text:p>BIN</text:p>
          </table:table-cell>
          <table:table-cell office:value-type="string" table:style-name="ce2">
            <text:p><text:s/>HEX</text:p>
          </table:table-cell>
          <table:table-cell office:value-type="string" table:style-name="ce2">
            <text:p>Timebase</text:p>
          </table:table-cell>
          <table:table-cell office:value-type="string" table:style-name="ce3">
            <text:p>Frame length*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0000</text:p>
          </table:table-cell>
          <table:table-cell office:value-type="string" office:string-value="0000" table:formula="of:=BIN2HEX([.B4];4)" table:style-name="ce5">
            <text:p>0000</text:p>
          </table:table-cell>
          <table:table-cell office:value-type="string" table:style-name="ce5">
            <text:p>2ns</text:p>
          </table:table-cell>
          <table:table-cell office:value-type="float" office:value="0.25600000000000001" table:formula="of:=SUM(0.000000002*128000000)" table:style-name="ce11">
            <text:p>0,25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0000</text:p>
          </table:table-cell>
          <table:table-cell office:value-type="string" office:string-value="0000" table:formula="of:=BIN2HEX([.B5];4)" table:style-name="ce5">
            <text:p>0000</text:p>
          </table:table-cell>
          <table:table-cell office:value-type="string" table:style-name="ce5">
            <text:p>4ns</text:p>
          </table:table-cell>
          <table:table-cell office:value-type="float" office:value="0.51200000000000001" table:formula="of:=SUM(0.000000004*128000000)" table:style-name="ce11">
            <text:p>0,51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0001</text:p>
          </table:table-cell>
          <table:table-cell office:value-type="string" office:string-value="0001" table:formula="of:=BIN2HEX([.B6];4)" table:style-name="ce5">
            <text:p>0001</text:p>
          </table:table-cell>
          <table:table-cell office:value-type="string" table:style-name="ce5">
            <text:p>8ns</text:p>
          </table:table-cell>
          <table:table-cell office:value-type="float" office:value="1.024" table:formula="of:=SUM(0.000000008*128000000)" table:style-name="ce11">
            <text:p>1,024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0010</text:p>
          </table:table-cell>
          <table:table-cell office:value-type="string" office:string-value="0002" table:formula="of:=BIN2HEX([.B7];4)" table:style-name="ce5">
            <text:p>0002</text:p>
          </table:table-cell>
          <table:table-cell office:value-type="string" table:style-name="ce5">
            <text:p>20ns</text:p>
          </table:table-cell>
          <table:table-cell office:value-type="float" office:value="2.56" table:formula="of:=SUM(0.00000002*128000000)" table:style-name="ce11">
            <text:p>2,56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0011</text:p>
          </table:table-cell>
          <table:table-cell office:value-type="string" office:string-value="0003" table:formula="of:=BIN2HEX([.B8];4)" table:style-name="ce5">
            <text:p>0003</text:p>
          </table:table-cell>
          <table:table-cell office:value-type="string" table:style-name="ce5">
            <text:p>40ns</text:p>
          </table:table-cell>
          <table:table-cell office:value-type="float" office:value="5.12" table:formula="of:=SUM(0.00000004*128000000)" table:style-name="ce11">
            <text:p>5,12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0100</text:p>
          </table:table-cell>
          <table:table-cell office:value-type="string" office:string-value="0004" table:formula="of:=BIN2HEX([.B9];4)" table:style-name="ce5">
            <text:p>0004</text:p>
          </table:table-cell>
          <table:table-cell office:value-type="string" table:style-name="ce5">
            <text:p>80ns</text:p>
          </table:table-cell>
          <table:table-cell office:value-type="float" office:value="10.24" table:formula="of:=SUM(0.00000008*128000000)" table:style-name="ce11">
            <text:p>10,24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0101</text:p>
          </table:table-cell>
          <table:table-cell office:value-type="string" office:string-value="0005" table:formula="of:=BIN2HEX([.B10];4)" table:style-name="ce5">
            <text:p>0005</text:p>
          </table:table-cell>
          <table:table-cell office:value-type="string" table:style-name="ce5">
            <text:p>200ns</text:p>
          </table:table-cell>
          <table:table-cell office:value-type="float" office:value="25.599999999999998" table:formula="of:=SUM(0.0000002*128000000)" table:style-name="ce11">
            <text:p>25,6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0110</text:p>
          </table:table-cell>
          <table:table-cell office:value-type="string" office:string-value="0006" table:formula="of:=BIN2HEX([.B11];4)" table:style-name="ce5">
            <text:p>0006</text:p>
          </table:table-cell>
          <table:table-cell office:value-type="string" table:style-name="ce5">
            <text:p>400ns</text:p>
          </table:table-cell>
          <table:table-cell office:value-type="float" office:value="51.199999999999996" table:formula="of:=SUM(0.0000004*128000000)" table:style-name="ce11">
            <text:p>51,2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0111</text:p>
          </table:table-cell>
          <table:table-cell office:value-type="string" office:string-value="0007" table:formula="of:=BIN2HEX([.B12];4)" table:style-name="ce5">
            <text:p>0007</text:p>
          </table:table-cell>
          <table:table-cell office:value-type="string" table:style-name="ce5">
            <text:p>800ns</text:p>
          </table:table-cell>
          <table:table-cell office:value-type="float" office:value="102.39999999999999" table:formula="of:=SUM(0.0000008*128000000)" table:style-name="ce11">
            <text:p>102,4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1000</text:p>
          </table:table-cell>
          <table:table-cell office:value-type="string" office:string-value="0008" table:formula="of:=BIN2HEX([.B13];4)" table:style-name="ce5">
            <text:p>0008</text:p>
          </table:table-cell>
          <table:table-cell office:value-type="string" table:style-name="ce5">
            <text:p>2us</text:p>
          </table:table-cell>
          <table:table-cell office:value-type="float" office:value="256" table:formula="of:=SUM(0.000002*128000000)" table:style-name="ce11">
            <text:p>256,0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1001</text:p>
          </table:table-cell>
          <table:table-cell office:value-type="string" office:string-value="0009" table:formula="of:=BIN2HEX([.B14];4)" table:style-name="ce5">
            <text:p>0009</text:p>
          </table:table-cell>
          <table:table-cell office:value-type="string" table:style-name="ce5">
            <text:p>4us</text:p>
          </table:table-cell>
          <table:table-cell office:value-type="float" office:value="512" table:formula="of:=SUM(0.000004*128000000)" table:style-name="ce11">
            <text:p>512,0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1010</text:p>
          </table:table-cell>
          <table:table-cell office:value-type="string" office:string-value="000A" table:formula="of:=BIN2HEX([.B15];4)" table:style-name="ce5">
            <text:p>000A</text:p>
          </table:table-cell>
          <table:table-cell office:value-type="string" table:style-name="ce5">
            <text:p>8us</text:p>
          </table:table-cell>
          <table:table-cell office:value-type="float" office:value="1024" table:formula="of:=SUM(0.000008*128000000)" table:style-name="ce11">
            <text:p>1024,0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1011</text:p>
          </table:table-cell>
          <table:table-cell office:value-type="string" office:string-value="000B" table:formula="of:=BIN2HEX([.B16];4)" table:style-name="ce5">
            <text:p>000B</text:p>
          </table:table-cell>
          <table:table-cell office:value-type="string" table:style-name="ce5">
            <text:p>20us</text:p>
          </table:table-cell>
          <table:table-cell office:value-type="float" office:value="2560" table:formula="of:=SUM(0.00002*128000000)" table:style-name="ce11">
            <text:p>2560,0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1100</text:p>
          </table:table-cell>
          <table:table-cell office:value-type="string" office:string-value="000C" table:formula="of:=BIN2HEX([.B17];4)" table:style-name="ce5">
            <text:p>000C</text:p>
          </table:table-cell>
          <table:table-cell office:value-type="string" table:style-name="ce5">
            <text:p>40us</text:p>
          </table:table-cell>
          <table:table-cell office:value-type="float" office:value="5120" table:formula="of:=SUM(0.00004*128000000)" table:style-name="ce11">
            <text:p>5120,0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1101</text:p>
          </table:table-cell>
          <table:table-cell office:value-type="string" office:string-value="000D" table:formula="of:=BIN2HEX([.B18];4)" table:style-name="ce5">
            <text:p>000D</text:p>
          </table:table-cell>
          <table:table-cell office:value-type="string" table:style-name="ce5">
            <text:p>80us</text:p>
          </table:table-cell>
          <table:table-cell office:value-type="float" office:value="10240" table:formula="of:=SUM(0.00008*128000000)" table:style-name="ce11">
            <text:p>10240,0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1110</text:p>
          </table:table-cell>
          <table:table-cell office:value-type="string" office:string-value="000E" table:formula="of:=BIN2HEX([.B19];4)" table:style-name="ce5">
            <text:p>000E</text:p>
          </table:table-cell>
          <table:table-cell office:value-type="string" table:style-name="ce5">
            <text:p>200us</text:p>
          </table:table-cell>
          <table:table-cell office:value-type="float" office:value="25600" table:formula="of:=SUM(0.0002*128000000)" table:style-name="ce11">
            <text:p>25600,0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01111</text:p>
          </table:table-cell>
          <table:table-cell office:value-type="string" office:string-value="000F" table:formula="of:=BIN2HEX([.B20];4)" table:style-name="ce5">
            <text:p>000F</text:p>
          </table:table-cell>
          <table:table-cell office:value-type="string" table:style-name="ce5">
            <text:p>400us</text:p>
          </table:table-cell>
          <table:table-cell office:value-type="float" office:value="51200" table:formula="of:=SUM(0.0004*128000000)" table:style-name="ce11">
            <text:p>51200,0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10000</text:p>
          </table:table-cell>
          <table:table-cell office:value-type="string" office:string-value="0010" table:formula="of:=BIN2HEX([.B21];4)" table:style-name="ce5">
            <text:p>0010</text:p>
          </table:table-cell>
          <table:table-cell office:value-type="string" table:style-name="ce5">
            <text:p>800us</text:p>
          </table:table-cell>
          <table:table-cell office:value-type="float" office:value="102400" table:formula="of:=SUM(0.0008*128000000)" table:style-name="ce11">
            <text:p>102400,0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10001</text:p>
          </table:table-cell>
          <table:table-cell office:value-type="string" office:string-value="0011" table:formula="of:=BIN2HEX([.B22];4)" table:style-name="ce5">
            <text:p>0011</text:p>
          </table:table-cell>
          <table:table-cell office:value-type="string" table:style-name="ce5">
            <text:p>2ms</text:p>
          </table:table-cell>
          <table:table-cell office:value-type="float" office:value="256000" table:formula="of:=SUM(0.002*128000000)" table:style-name="ce11">
            <text:p>256000,0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10010</text:p>
          </table:table-cell>
          <table:table-cell office:value-type="string" office:string-value="0012" table:formula="of:=BIN2HEX([.B23];4)" table:style-name="ce5">
            <text:p>0012</text:p>
          </table:table-cell>
          <table:table-cell office:value-type="string" table:style-name="ce5">
            <text:p>4ms</text:p>
          </table:table-cell>
          <table:table-cell office:value-type="float" office:value="512000" table:formula="of:=SUM(0.004*128000000)" table:style-name="ce11">
            <text:p>512000,0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10011</text:p>
          </table:table-cell>
          <table:table-cell office:value-type="string" office:string-value="0013" table:formula="of:=BIN2HEX([.B24];4)" table:style-name="ce5">
            <text:p>0013</text:p>
          </table:table-cell>
          <table:table-cell office:value-type="string" table:style-name="ce5">
            <text:p>8ms</text:p>
          </table:table-cell>
          <table:table-cell office:value-type="float" office:value="1024000" table:formula="of:=SUM(0.008*128000000)" table:style-name="ce11">
            <text:p>1024000,0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10100</text:p>
          </table:table-cell>
          <table:table-cell office:value-type="string" office:string-value="0014" table:formula="of:=BIN2HEX([.B25];4)" table:style-name="ce5">
            <text:p>0014</text:p>
          </table:table-cell>
          <table:table-cell office:value-type="string" table:style-name="ce5">
            <text:p>20ms</text:p>
          </table:table-cell>
          <table:table-cell office:value-type="float" office:value="2560000" table:formula="of:=SUM(0.02*128000000)" table:style-name="ce11">
            <text:p>2560000,00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4">
            <text:p>xxxxx</text:p>
          </table:table-cell>
          <table:table-cell office:value-type="string" table:style-name="ce5">
            <text:p>xxxx</text:p>
          </table:table-cell>
          <table:table-cell office:value-type="string" table:style-name="ce8">
            <text:p>---</text:p>
          </table:table-cell>
          <table:table-cell office:value-type="string" table:style-name="ce9">
            <text:p>---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6">
            <text:p>11111</text:p>
          </table:table-cell>
          <table:table-cell office:value-type="string" office:string-value="001F" table:formula="of:=BIN2HEX([.B27];4)" table:style-name="ce7">
            <text:p>001F</text:p>
          </table:table-cell>
          <table:table-cell office:value-type="string" table:style-name="ce7">
            <text:p>4ns-ETS</text:p>
          </table:table-cell>
          <table:table-cell office:value-type="string" table:style-name="ce10">
            <text:p>100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*max length in seconds (for 128-milion sample frame)</text:p>
          </table:table-cell>
          <table:table-cell table:number-columns-repeated="16382" table:style-name="ce1"/>
        </table:table-row>
        <table:table-row table:number-rows-repeated="1048548" table:style-name="ro2">
          <table:table-cell table:number-columns-repeated="16384"/>
        </table:table-row>
      </table:table>
      <table:table table:name="Sheet2" table:style-name="ta1">
        <table:table-column table:style-name="co6" table:number-columns-repeated="1024" table:default-cell-style-name="ce1"/>
        <table:table-column table:style-name="co7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6" table:number-columns-repeated="1024" table:default-cell-style-name="ce1"/>
        <table:table-column table:style-name="co7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sl" number:country="SI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36" number:language="sl" number:country="SI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36P0"/>
    </number:currency-style>
    <number:number-style style:name="N38">
      <number:number number:decimal-places="3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win7</meta:initial-creator>
    <dc:creator>Priveršek Dejan</dc:creator>
    <meta:creation-date>2013-07-02T17:32:12Z</meta:creation-date>
    <dc:date>2019-03-12T14:10:45Z</dc:date>
    <meta:editing-cycles>1</meta:editing-cycles>
    <meta:editing-duration>PT49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